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200000216D164A328EDB5FF52.png" manifest:media-type="image/png"/>
  <manifest:file-entry manifest:full-path="Pictures/100000000000020100000131F76423C6980ABC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0.704cm" fo:min-width="2.876cm"/>
    </style:style>
    <style:style style:name="gr3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0000"/>
      <style:text-properties fo:color="#ff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603cm" svg:height="10.061cm" svg:x="0.397cm" svg:y="5.5cm">
          <draw:image xlink:href="Pictures/10000000000002D200000216D164A328EDB5FF52.png" xlink:type="simple" xlink:show="embed" xlink:actuate="onLoad">
            <text:p/>
          </draw:image>
        </draw:frame>
        <draw:frame draw:style-name="gr1" draw:text-style-name="P1" draw:layer="layout" svg:width="10.266cm" svg:height="6.104cm" svg:x="14.5cm" svg:y="7.396cm">
          <draw:image xlink:href="Pictures/100000000000020100000131F76423C6980ABCB5.png" xlink:type="simple" xlink:show="embed" xlink:actuate="onLoad">
            <text:p/>
          </draw:image>
        </draw:frame>
        <draw:frame draw:style-name="gr2" draw:text-style-name="P2" draw:layer="layout" svg:width="4.481cm" svg:height="0.954cm" svg:x="8cm" svg:y="4.546cm">
          <draw:text-box>
            <text:p><text:span text:style-name="T1">Primary board</text:span></text:p>
          </draw:text-box>
        </draw:frame>
        <draw:line draw:style-name="gr3" draw:text-style-name="P3" draw:layer="layout" svg:x1="10.5cm" svg:y1="9cm" svg:x2="10.5cm" svg:y2="5.5cm">
          <text:p/>
        </draw:line>
        <draw:frame draw:style-name="gr2" draw:text-style-name="P2" draw:layer="layout" svg:width="5.324cm" svg:height="1.657cm" svg:x="11cm" svg:y="15.843cm">
          <draw:text-box>
            <text:p><text:span text:style-name="T1">Secondary board</text:span></text:p>
            <text:p><text:span text:style-name="T1">(Under the UGV)</text:span></text:p>
          </draw:text-box>
        </draw:frame>
        <draw:frame draw:style-name="gr2" draw:text-style-name="P2" draw:layer="layout" svg:width="3.812cm" svg:height="0.954cm" svg:x="12.188cm" svg:y="9cm">
          <draw:text-box>
            <text:p><text:span text:style-name="T1">Primary coil</text:span></text:p>
          </draw:text-box>
        </draw:frame>
        <draw:line draw:style-name="gr3" draw:text-style-name="P3" draw:layer="layout" svg:x1="12.5cm" svg:y1="12.5cm" svg:x2="14cm" svg:y2="10cm">
          <text:p/>
        </draw:line>
        <draw:frame draw:style-name="gr2" draw:text-style-name="P2" draw:layer="layout" svg:width="4.655cm" svg:height="0.954cm" svg:x="14.188cm" svg:y="13.546cm">
          <draw:text-box>
            <text:p><text:span text:style-name="T1">Secondary coil</text:span></text:p>
          </draw:text-box>
        </draw:frame>
        <draw:line draw:style-name="gr3" draw:text-style-name="P3" draw:layer="layout" svg:x1="11.5cm" svg:y1="13cm" svg:x2="14cm" svg:y2="14cm">
          <text:p/>
        </draw:line>
        <draw:line draw:style-name="gr3" draw:text-style-name="P3" draw:layer="layout" svg:x1="8cm" svg:y1="12.5cm" svg:x2="11cm" svg:y2="16cm">
          <text:p/>
        </draw:line>
        <draw:line draw:style-name="gr3" draw:text-style-name="P3" draw:layer="layout" svg:x1="22.5cm" svg:y1="13cm" svg:x2="16.5cm" svg:y2="16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21M11S</meta:editing-duration>
    <meta:editing-cycles>3</meta:editing-cycles>
    <meta:generator>LibreOffice/5.3.4.2$Windows_x86 LibreOffice_project/f82d347ccc0be322489bf7da61d7e4ad13fe2ff3</meta:generator>
    <dc:date>2018-11-05T21:44:47.374000000</dc:date>
    <meta:document-statistic meta:object-count="34"/>
  </office:meta>
</office:document-meta>
</file>